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ação para Dispositivos Móveis com Android</text:span></text:p>
      <text:p text:style-name="P2"/>
      <text:p text:style-name="P1"><text:span text:style-name="T2">Professor:</text:span><text:span text:style-name="T3"> Leopoldo Teixeira</text:span></text:p>
      <text:p text:style-name="P3"/>
      <text:p text:style-name="P1"><text:span text:style-name="T2">Site da disciplina:</text:span><text:span text:style-name="T3"> </text:span><text:a xlink:type="simple" xlink:href="https://if710.github.io/" text:style-name="ListLabel_20_10" text:visited-style-name="ListLabel_20_10"><text:span text:style-name="T4">https://if710.github.io/</text:span></text:a></text:p>
      <text:p text:style-name="P3"/>
      <text:p text:style-name="P1"><text:span text:style-name="T2">Modelo da disciplina: </text:span></text:p>
      <text:p text:style-name="P1"><text:span text:style-name="T3"><text:tab/>A disciplina é composta de aulas teóricas bem atualizadas sobre desenvolvimento android, seus processos e tecnologias. A linguagem usada é Kotlin.</text:span></text:p>
      <text:p text:style-name="P3"/>
      <text:p text:style-name="P1"><text:span text:style-name="T2">Método de avalição:</text:span></text:p>
      <text:list xml:id="list535883984" text:style-name="WWNum1">
        <text:list-item>
          <text:p text:style-name="P5"><text:span text:style-name="T3">Três atividades simples de Android, individuais;</text:span></text:p>
        </text:list-item>
        <text:list-item>
          <text:p text:style-name="P5"><text:span text:style-name="T3">Projeto de aplicação Android, em dupla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54" meta:character-count="397" meta:non-whitespace-character-count="351"/>
    <meta:generator>LibreOfficeDev/6.0.5.2$Linux_X86_64 LibreOffice_project/</meta:generator>
  </office:meta>
</office:document-meta>
</file>